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2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ext-properties style:font-name="Inconsolata" fo:font-size="8pt"/>
    </style:style>
    <style:style style:name="ce2" style:family="table-cell" style:parent-style-name="Default" style:data-style-name="N119">
      <style:table-cell-properties fo:border="none"/>
      <style:text-properties style:font-name="Inconsolata" fo:font-size="8pt"/>
    </style:style>
    <style:style style:name="ce3" style:family="table-cell" style:parent-style-name="Default" style:data-style-name="N119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5" style:family="table-cell" style:parent-style-name="Default" style:data-style-name="N119">
      <style:table-cell-properties fo:border-bottom="none" fo:border-left="none" fo:border-right="none" fo:border-top="0.06pt solid #000000"/>
      <style:text-properties style:font-name="Inconsolata" fo:font-size="8pt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7" style:family="table-cell" style:parent-style-name="Default">
      <style:text-properties style:font-name="Inconsolata"/>
    </style:style>
    <style:style style:name="ce8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9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10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11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12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13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14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15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17" style:family="table-cell" style:parent-style-name="Default">
      <style:table-cell-properties fo:border="none"/>
      <style:text-properties style:font-name="Inconsolata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19" style:family="table-cell" style:parent-style-name="Default">
      <style:table-cell-properties fo:background-color="#ffff99"/>
      <style:text-properties style:font-name="Inconsolata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22" style:family="table-cell" style:parent-style-name="Default">
      <style:table-cell-properties fo:background-color="#999999"/>
      <style:text-properties style:font-name="Inconsolata"/>
    </style:style>
    <style:style style:name="ce23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24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25" style:family="table-cell" style:parent-style-name="Default">
      <style:table-cell-properties fo:background-color="#ffff99" fo:border="none"/>
      <style:text-properties style:font-name="Inconsolata"/>
    </style:style>
    <style:style style:name="ce26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27" style:family="table-cell" style:parent-style-name="Default">
      <style:table-cell-properties fo:background-color="#dd4814"/>
      <style:text-properties style:font-name="Inconsolata"/>
    </style:style>
    <style:style style:name="ce28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29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30" style:family="table-cell" style:parent-style-name="Default">
      <style:table-cell-properties fo:background-color="#dd4814" fo:border="none"/>
      <style:text-properties style:font-name="Inconsolata"/>
    </style:style>
    <style:style style:name="ce31" style:family="table-cell" style:parent-style-name="Default">
      <style:table-cell-properties fo:background-color="#999999" fo:border="none"/>
      <style:text-properties style:font-name="Inconsolata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/>
      <style:text-properties style:font-name="Inconsolata" fo:font-weight="normal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6" table:number-columns-repeated="998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">
            <text:p>18</text:p>
          </table:table-cell>
          <table:table-cell table:style-name="ce8"/>
          <table:table-cell table:style-name="ce13"/>
          <table:table-cell office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number-columns-repeated="10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 office:value-type="string">
            <text:p>P0x19</text:p>
          </table:table-cell>
          <table:table-cell table:style-name="ce19" office:value-type="string">
            <text:p>OUT port, dow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>
            <text:p>1a</text:p>
          </table:table-cell>
          <table:table-cell table:style-name="ce10"/>
          <table:table-cell table:style-name="ce8"/>
          <table:table-cell office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office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1004"/>
        </table:table-row>
        <table:table-row table:style-name="ro1"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 office:value-type="string">
            <text:p>L1x00</text:p>
          </table:table-cell>
          <table:table-cell table:style-name="ce20" office:value-type="string">
            <text:p>OUT port, up</text:p>
          </table:table-cell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 office:value-type="string">
            <text:p>L0x00</text:p>
          </table:table-cell>
          <table:table-cell table:style-name="ce20" office:value-type="string">
            <text:p>OUT port, up</text:p>
          </table:table-cell>
          <table:table-cell table:style-name="ce26" office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26"/>
          <table:table-cell table:number-columns-repeated="1003"/>
        </table:table-row>
        <table:table-row table:style-name="ro1">
          <table:table-cell office:value-type="float" office:value="2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SL data</text:p>
          </table:table-cell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BRCS <text:span text:style-name="T1">L1105</text:span></text:p>
          </table:table-cell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4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SUBI bits, 1</text:p>
          </table:table-cell>
          <table:table-cell office:value-type="float" office:value="4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BRNE <text:span text:style-name="T1">M1007</text:span></text:p>
          </table:table-cell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office:value-type="string">
            <text:p>L1105</text:p>
          </table:table-cell>
          <table:table-cell table:style-name="ce19" office:value-type="string">
            <text:p>SUBI bits, 1</text:p>
          </table:table-cell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>
            <text:p>SUBI bits, 1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6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D data, X+</text:p>
          </table:table-cell>
          <table:table-cell office:value-type="float" office:value="6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NE <text:span text:style-name="T1">Mx108</text:span></text:p>
          </table:table-cell>
          <table:table-cell office:value-type="float" office:value="6">
            <text:p>06</text:p>
          </table:table-cell>
          <table:table-cell table:style-name="ce10"/>
          <table:table-cell table:style-name="ce8"/>
          <table:table-cell office:value-type="string">
            <text:p>L0006</text:p>
          </table:table-cell>
          <table:table-cell table:style-name="ce19" office:value-type="string">
            <text:p>SUBI bits, 1</text:p>
          </table:table-cell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>
            <text:p>LD data, X+</text:p>
          </table:table-cell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>
            <text:p>BRNE <text:span text:style-name="T1">Mx009</text:span></text:p>
          </table:table-cell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>
            <text:p>LD data, X+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8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DI bits, 4</text:p>
          </table:table-cell>
          <table:table-cell office:value-type="float" office:value="8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>
            <text:p>LD data, X+</text:p>
          </table:table-cell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>
            <text:p>^^^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>
            <text:p>^^^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>
            <text:p>LDI bits, 4</text:p>
          </table:table-cell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>
            <text:p>LDI bits, 4</text:p>
          </table:table-cell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>
            <text:p>LDI bits, 4</text:p>
          </table:table-cell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>
            <text:p>SUBIW bytes, 1</text:p>
          </table:table-cell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>
            <text:p>SUBIW bytes, 1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>
            <text:p>SUBIW bytes, 1</text:p>
          </table:table-cell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>
            <text:p>BREQ <text:span text:style-name="T1">Hx116</text:span></text:p>
          </table:table-cell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>
            <text:p>SUBIW bytes, 1</text:p>
          </table:table-cell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EQ <text:span text:style-name="T1">Hx0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EQ <text:span text:style-name="T1">Hx0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LSL data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LSL data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>
            <text:p>BRCC <text:span text:style-name="T1">P0x1a</text:span></text:p>
          </table:table-cell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>
            <text:p>BRCC <text:span text:style-name="T1">P0x1a</text:span></text:p>
          </table:table-cell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RJMP <text:span text:style-name="T1">P1x1b</text:span></text:p>
          </table:table-cell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RJMP <text:span text:style-name="T1">P1x1b</text:span></text:p>
          </table:table-cell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6" office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26"/>
          <table:table-cell table:number-columns-repeated="1003"/>
        </table:table-row>
        <table:table-row table:style-name="ro1">
          <table:table-cell office:value-type="float" office:value="2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4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6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 table:style-name="ce17" office:value-type="string">
            <text:p>M1007</text:p>
          </table:table-cell>
          <table:table-cell table:style-name="ce19"/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8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>
            <text:p>08</text:p>
          </table:table-cell>
          <table:table-cell table:style-name="ce8"/>
          <table:table-cell table:style-name="ce13"/>
          <table:table-cell office:value-type="string">
            <text:p>Mx108</text:p>
          </table:table-cell>
          <table:table-cell table:style-name="ce19"/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>
            <text:p>08</text:p>
          </table:table-cell>
          <table:table-cell table:style-name="ce10"/>
          <table:table-cell table:style-name="ce8"/>
          <table:table-cell office:value-type="string">
            <text:p>M0108</text:p>
          </table:table-cell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 table:style-name="ce17" office:value-type="string">
            <text:p>Mx009</text:p>
          </table:table-cell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 office:value-type="string">
            <text:p>M0009</text:p>
          </table:table-cell>
          <table:table-cell table:style-name="ce27"/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>
            <text:p>BRCS P1x18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>
            <text:p>BRCS P1x18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>
            <text:p>RJMP P0x19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>
            <text:p>RJMP P0x19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1">
          <table:table-cell table:style-name="ce3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22" office:value-type="string">
            <text:p>&lt;start&gt;</text:p>
          </table:table-cell>
          <table:table-cell table:style-name="ce26"/>
          <table:table-cell table:number-columns-repeated="4"/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6" office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DI bits, 4</text:p>
          </table:table-cell>
          <table:table-cell table:style-name="ce26"/>
          <table:table-cell table:number-columns-repeated="4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D data, X+</text:p>
          </table:table-cell>
          <table:table-cell table:style-name="ce26"/>
          <table:table-cell table:number-columns-repeated="4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SL data</text:p>
          </table:table-cell>
          <table:table-cell table:style-name="ce26"/>
          <table:table-cell table:number-columns-repeated="4"/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BRCS <text:span text:style-name="T1">P1x1b</text:span></text:p>
          </table:table-cell>
          <table:table-cell table:style-name="ce26"/>
          <table:table-cell table:number-columns-repeated="4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RJMP <text:span text:style-name="T1">L0x00</text:span></text:p>
          </table:table-cell>
          <table:table-cell table:style-name="ce26"/>
          <table:table-cell table:number-columns-repeated="4"/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office:value-type="float" office:value="16">
            <text:p>16</text:p>
          </table:table-cell>
          <table:table-cell table:style-name="ce8"/>
          <table:table-cell table:style-name="ce13"/>
          <table:table-cell office:value-type="string">
            <text:p>Hx116</text:p>
          </table:table-cell>
          <table:table-cell table:style-name="ce19"/>
          <table:table-cell office:value-type="float" office:value="16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8">
            <text:p>18</text:p>
          </table:table-cell>
          <table:table-cell table:style-name="ce10"/>
          <table:table-cell table:style-name="ce8"/>
          <table:table-cell office:value-type="string">
            <text:p>Hx018</text:p>
          </table:table-cell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covered-table-cell/>
          <table:table-cell table:number-columns-repeated="1003"/>
        </table:table-row>
        <table:table-row table:style-name="ro1">
          <table:table-cell table:number-columns-repeated="11"/>
          <table:table-cell table:style-name="ce12"/>
          <table:table-cell table:style-name="ce15"/>
          <table:table-cell/>
          <table:table-cell table:style-name="ce19" office:value-type="string">
            <text:p>OUT port, up</text:p>
          </table:table-cell>
          <table:table-cell/>
          <table:table-cell table:style-name="ce12"/>
          <table:table-cell table:style-name="ce15"/>
          <table:table-cell/>
          <table:table-cell table:style-name="ce19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4"/>
          <table:table-cell table:style-name="ce19" office:value-type="string">
            <text:p>RJMP END</text:p>
          </table:table-cell>
          <table:table-cell table:number-columns-repeated="4"/>
          <table:table-cell table:style-name="ce19" office:value-type="string">
            <text:p>RJMP END</text:p>
          </table:table-cell>
          <table:covered-table-cell/>
          <table:table-cell table:number-columns-repeated="100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, linear" table:style-name="ta1">
        <office:forms form:automatic-focus="false" form:apply-design-mode="false"/>
        <table:table-column table:style-name="co6" table:number-columns-repeated="11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9" office:value-type="string">
            <text:p>LDI %[bits], 4</text:p>
          </table:table-cell>
        </table:table-row>
        <table:table-row table:style-name="ro1">
          <table:table-cell table:number-columns-repeated="11"/>
          <table:table-cell table:style-name="ce19" office:value-type="string">
            <text:p>LD __tmp_reg__, %a[dataptr]+</text:p>
          </table:table-cell>
        </table:table-row>
        <table:table-row table:style-name="ro1">
          <table:table-cell table:number-columns-repeated="11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1"/>
          <table:table-cell table:style-name="ce19" office:value-type="string">
            <text:p>BRCS <text:span text:style-name="T1">P1x1b</text:span></text:p>
          </table:table-cell>
        </table:table-row>
        <table:table-row table:style-name="ro1">
          <table:table-cell table:number-columns-repeated="11"/>
          <table:table-cell table:style-name="ce19" office:value-type="string">
            <text:p>RJMP <text:span text:style-name="T1">L0x00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L0006:</text:p>
          </table:table-cell>
          <table:table-cell table:style-name="ce19" office:value-type="string">
            <text:p>SUBI %[bits], 1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NE <text:span text:style-name="T1">Mx009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 __tmp_reg__, %a[dataptr]+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21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I %[bits], 4</text:p>
          </table:table-cell>
        </table:table-row>
        <table:table-row table:style-name="ro1">
          <table:table-cell table:number-columns-repeated="10"/>
          <table:table-cell table:style-name="ce16"/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XX1</text:p>
          </table:table-cell>
        </table:table-row>
        <table:table-row table:style-name="ro1">
          <table:table-cell table:number-columns-repeated="10"/>
          <table:table-cell table:style-name="ce17" office:value-type="string">
            <text:p>XX1:</text:p>
          </table:table-cell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SBIW %[bytes], 1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BREQ <text:span text:style-name="T1">Hx0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C <text:span text:style-name="T1">P0x1a</text:span>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<text:span text:style-name="T1">P1x1b</text:span></text:p>
          </table:table-cell>
        </table:table-row>
        <table:table-row table:style-name="ro1">
          <table:table-cell table:number-columns-repeated="10"/>
          <table:table-cell table:style-name="ce17" office:value-type="string">
            <text:p>M1007:</text:p>
          </table:table-cell>
          <table:table-cell table:style-name="ce19" office:value-type="string">
            <text:p>RJMP Mx009</text:p>
          </table:table-cell>
        </table:table-row>
        <table:table-row table:style-name="ro1">
          <table:table-cell table:number-columns-repeated="10"/>
          <table:table-cell table:style-name="ce17" office:value-type="string">
            <text:p>Mx009:</text:p>
          </table:table-cell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XX2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XX2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25" office:value-type="string">
            <text:p>RJMP XX3</text:p>
          </table:table-cell>
        </table:table-row>
        <table:table-row table:style-name="ro1">
          <table:table-cell table:number-columns-repeated="10"/>
          <table:table-cell table:style-name="ce17" office:value-type="string">
            <text:p>XX3:</text:p>
          </table:table-cell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BRCS <text:span text:style-name="T1">P1x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<text:span text:style-name="T1">P0x19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Hx018:</text:p>
          </table:table-cell>
          <table:table-cell table:style-name="ce19" office:value-type="string">
            <text:p>RJMP XX4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4:</text:p>
          </table:table-cell>
          <table:table-cell table:style-name="ce19" office:value-type="string">
            <text:p>RJMP XX5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5:</text:p>
          </table:table-cell>
          <table:table-cell table:style-name="ce19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END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P0x19:</text:p>
          </table:table-cell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P0x1a:</text:p>
          </table:table-cell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L0x00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C <text:span text:style-name="T1">L0006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SUBI %[bits], 1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NE <text:span text:style-name="T1">Mx10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 __tmp_reg__, %a[dataptr]+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I %[bits], 4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XX6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XX6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SBIW %[bytes], 1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EQ <text:span text:style-name="T1">Hx116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S <text:span text:style-name="T1">P1x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<text:span text:style-name="T1">P0x19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P1x18:</text:p>
          </table:table-cell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P1x1b:</text:p>
          </table:table-cell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L1x00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BRCS <text:span text:style-name="T1">L1105</text:span>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SUBI %[bits], 1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BRNE <text:span text:style-name="T1">M1007</text:span>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LD __tmp_reg__, %a[dataptr]+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LDI %[bits], 4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XX7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XX7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XX8</text:p>
          </table:table-cell>
        </table:table-row>
        <table:table-row table:style-name="ro1">
          <table:table-cell table:number-columns-repeated="10"/>
          <table:table-cell table:style-name="ce17" office:value-type="string">
            <text:p>XX8:</text:p>
          </table:table-cell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SBIW %[bytes], 1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BREQ <text:span text:style-name="T1">Hx0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C <text:span text:style-name="T1">P0x1a</text:span>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<text:span text:style-name="T1">P1x1b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L1105:</text:p>
          </table:table-cell>
          <table:table-cell table:style-name="ce19" office:value-type="string">
            <text:p>SUBI %[bits], 1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NE <text:span text:style-name="T1">Mx10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 __tmp_reg__, %a[dataptr]+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DI %[bits], 4</text:p>
          </table:table-cell>
        </table:table-row>
        <table:table-row table:style-name="ro1">
          <table:table-cell table:number-columns-repeated="10"/>
          <table:table-cell table:style-name="ce16"/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SBIW %[bytes], 1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EQ <text:span text:style-name="T1">Hx116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S <text:span text:style-name="T1">P1x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<text:span text:style-name="T1">P0x19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Mx108:</text:p>
          </table:table-cell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19" office:value-type="string">
            <text:p>RJMP XX13</text:p>
          </table:table-cell>
        </table:table-row>
        <table:table-row table:style-name="ro1">
          <table:table-cell table:number-columns-repeated="10"/>
          <table:table-cell table:style-name="ce16" office:value-type="string">
            <text:p>XX13:</text:p>
          </table:table-cell>
          <table:table-cell table:style-name="ce20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17"/>
          <table:table-cell table:style-name="ce25" office:value-type="string">
            <text:p>RJMP XX9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9:</text:p>
          </table:table-cell>
          <table:table-cell table:style-name="ce33" office:value-type="string">
            <text:p>RJMP XX10: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10:</text:p>
          </table:table-cell>
          <table:table-cell table:style-name="ce19" office:value-type="string">
            <text:p>LSL __tmp_reg__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BRCS <text:span text:style-name="T1">P1x18</text:span>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<text:span text:style-name="T1">P0x19</text:span>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Hx116:</text:p>
          </table:table-cell>
          <table:table-cell table:style-name="ce19" office:value-type="string">
            <text:p>RJMP XX11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11:</text:p>
          </table:table-cell>
          <table:table-cell table:style-name="ce19" office:value-type="string">
            <text:p>NOP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OUT %[portout], %[down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XX12:</text:p>
          </table:table-cell>
        </table:table-row>
        <table:table-row table:style-name="ro1">
          <table:table-cell table:number-columns-repeated="10"/>
          <table:table-cell table:style-name="ce7" office:value-type="string">
            <text:p>XX12:</text:p>
          </table:table-cell>
          <table:table-cell table:style-name="ce19" office:value-type="string">
            <text:p>OUT %[portout], %[upreg]</text:p>
          </table:table-cell>
        </table:table-row>
        <table:table-row table:style-name="ro1">
          <table:table-cell table:number-columns-repeated="10"/>
          <table:table-cell table:style-name="ce7"/>
          <table:table-cell table:style-name="ce19" office:value-type="string">
            <text:p>RJMP END</text:p>
          </table:table-cell>
        </table:table-row>
        <table:table-row table:style-name="ro1">
          <table:table-cell table:number-columns-repeated="10"/>
          <table:table-cell office:value-type="string">
            <text:p>END:</text:p>
          </table:table-cell>
          <table:table-cell/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T23:43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3-09-02T00:55:13</dc:date>
    <dc:creator>danny </dc:creator>
    <meta:editing-duration>P1DT13H56M36S</meta:editing-duration>
    <meta:editing-cycles>22</meta:editing-cycles>
    <meta:generator>LibreOffice/4.0.2.2$Linux_X86_64 LibreOffice_project/400m0$Build-2</meta:generator>
    <meta:document-statistic meta:table-count="2" meta:cell-count="462" meta:object-count="1"/>
  </office:meta>
</office:document-meta>
</file>